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511d" officeooo:paragraph-rsid="000e511d"/>
    </style:style>
    <style:style style:name="P2" style:family="paragraph" style:parent-style-name="Standard">
      <style:text-properties officeooo:rsid="000f9196" officeooo:paragraph-rsid="000f91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</text:p>
      <text:p text:style-name="P1"><text:s text:c="7"/>about</text:p>
      <text:p text:style-name="P1"><text:s text:c="7"/>work</text:p>
      <text:p text:style-name="P1"><text:s text:c="7"/>process</text:p>
      <text:p text:style-name="P1"><text:s text:c="7"/>services</text:p>
      <text:p text:style-name="P1"><text:s text:c="7"/>testimonials</text:p>
      <text:p text:style-name="P1"><text:s text:c="7"/>contact</text:p>
      <text:p text:style-name="P1"/>
      <text:p text:style-name="P2">We Design and Develop</text:p>
      <text:p text:style-name="P2">We are a new design studio based in USA. We have over 20 years of combined experience, and know a thing or two about designing websites and mobile apps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3:56:12.782000000</meta:creation-date>
    <dc:date>2020-03-04T14:39:56.031000000</dc:date>
    <meta:editing-duration>PT3M20S</meta:editing-duration>
    <meta:editing-cycles>1</meta:editing-cycles>
    <meta:document-statistic meta:table-count="0" meta:image-count="0" meta:object-count="0" meta:page-count="1" meta:paragraph-count="9" meta:word-count="40" meta:character-count="262" meta:non-whitespace-character-count="189"/>
    <meta:generator>LibreOffice/5.3.2.2$Windows_X86_64 LibreOffice_project/6cd4f1ef626f15116896b1d8e1398b56da0d0ee1</meta:generator>
  </office:meta>
</office:document-meta>
</file>